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2700000400B1ABB0369276FF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Görüntü1" text:anchor-type="char" svg:width="17cm" svg:height="9.507cm" draw:z-index="0"><draw:image xlink:href="Pictures/100000010000072700000400B1ABB0369276FF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30T12:02:50.184000000</dc:date>
    <meta:editing-duration>PT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